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0ffbd6"/>
    </style:style>
    <style:style style:name="P2" style:family="paragraph" style:parent-style-name="Standard">
      <style:text-properties officeooo:rsid="000ffbd6" officeooo:paragraph-rsid="00108be6"/>
    </style:style>
    <style:style style:name="P3" style:family="paragraph" style:parent-style-name="Standard">
      <style:text-properties officeooo:rsid="0013a42e" officeooo:paragraph-rsid="0013a42e"/>
    </style:style>
    <style:style style:name="P4" style:family="paragraph" style:parent-style-name="Standard">
      <style:text-properties officeooo:rsid="0014fadb" officeooo:paragraph-rsid="0014fadb"/>
    </style:style>
    <style:style style:name="P5" style:family="paragraph" style:parent-style-name="Standard">
      <style:text-properties officeooo:rsid="00161b2b" officeooo:paragraph-rsid="00161b2b"/>
    </style:style>
    <style:style style:name="T1" style:family="text">
      <style:text-properties officeooo:rsid="00105db2"/>
    </style:style>
    <style:style style:name="T2" style:family="text">
      <style:text-properties officeooo:rsid="00169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span class="blue"&gt;&lt;/span&gt;</text:p>
      <text:p text:style-name="P2">&lt;<text:span text:style-name="T1">figure</text:span> <text:s text:c="2"/>class="<text:span text:style-name="T1">centered2 </text:span>blue"&gt;&lt;/<text:span text:style-name="T1">figure</text:span>&gt;</text:p>
      <text:p text:style-name="P1"/>
      <text:p text:style-name="P1">basic_terms &lt;a href=" part-1/head-1.html#basic_terms"&gt;</text:p>
      <text:p text:style-name="P1"/>
      <text:p text:style-name="P3">&lt;figure class="centered2"&gt;&lt;table class="tftable"&gt;&lt;tr&gt;&lt;td&gt;</text:p>
      <text:p text:style-name="P3">I am a human being. </text:p>
      <text:p text:style-name="P3">&lt;/td&gt;&lt;/tr&gt;&lt;/table&gt;&lt;/figure&gt;&lt;/p&gt; </text:p>
      <text:p text:style-name="P3"/>
      <text:p text:style-name="P4">&lt;dl&gt;&lt;dt&gt;</text:p>
      <text:p text:style-name="P4"><text:s/>graL “smV”</text:p>
      <text:p text:style-name="P4">&lt;/dt&gt;&lt;dd&gt;&lt;span class="blue"&gt;</text:p>
      <text:p text:style-name="P4">enL “stalwart marker verb”</text:p>
      <text:p text:style-name="P4">&lt;/span&gt;&lt;/dd&gt;&lt;/dl&gt;&lt;/p&gt;<text:span text:style-name="T2">&lt;p&gt;</text:span></text:p>
      <text:p text:style-name="P4"/>
      <text:p text:style-name="P5">&lt;figure class="centered2"&gt;&lt;table class="tftable"&gt;&lt;tr&gt;&lt;td&gt;</text:p>
      <text:p text:style-name="P5">(1) <text:s text:c="2"/>часть чего?</text:p>
      <text:p text:style-name="P5">&lt;/td&gt;&lt;th&gt;</text:p>
      <text:p text:style-name="P5"><text:s/>t^M</text:p>
      <text:p text:style-name="P5">&lt;/th&gt;&lt;/tr&gt;&lt;tr&gt;&lt;td&gt;</text:p>
      <text:p text:style-name="P5">(2) из чего?</text:p>
      <text:p text:style-name="P5">&lt;/td&gt;&lt;th&gt;</text:p>
      <text:p text:style-name="P5"><text:s text:c="2"/>t: t_periods/units</text:p>
      <text:p text:style-name="P5">&lt;/th&gt;&lt;/tr&gt;&lt;tr&gt;&lt;td&gt;</text:p>
      <text:p text:style-name="P5">(3) <text:s text:c="2"/>для чего?</text:p>
      <text:p text:style-name="P5">&lt;/td&gt;&lt;th&gt;</text:p>
      <text:p text:style-name="P5"><text:s/>ƒ(t)=Re_listing</text:p>
      <text:p text:style-name="P5">&lt;/th&gt;&lt;/tr&gt;</text:p>
      <text:p text:style-name="P5">&lt;/table&gt;&lt;/figure&gt;&lt;/p&gt; &lt;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0-27T21:37:16.553612556</dc:date>
    <meta:editing-duration>PT1H33M57S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1" meta:paragraph-count="25" meta:word-count="52" meta:character-count="567" meta:non-whitespace-character-count="527"/>
  </office:meta>
</office:document-meta>
</file>